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rsid="001318a8" officeooo:paragraph-rsid="001318a8"/>
    </style:style>
    <style:style style:name="T1" style:family="text">
      <style:text-properties officeooo:rsid="001318a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">
        <text:h text:style-name="Heading_20_3" text:outline-level="3">Beschreibung</text:h>
        <text:p text:style-name="Textkörper_20_Einrückung_20_Organon">Organon <text:span text:style-name="T1">erzeugt einen</text:span> Verzeichnisbaum <text:s/><text:span text:style-name="T1">und eine Tagleiste für Dateien und Ordner.</text:span></text:p>
        <text:p text:style-name="Textkörper_20_Einrückung_20_Organon"/>
        <text:p text:style-name="Textkörper_20_Einrückung_20_Organon">Texte/Verzeichnisse können:</text:p>
        <text:p text:style-name="Textkörper_20_Einrückung_20_Organon">- per Drag and Drop verschoben werden</text:p>
        <text:p text:style-name="Textkörper_20_Einrückung_20_Organon">- mit Tags versehen werden</text:p>
        <text:p text:style-name="Textkörper_20_Einrückung_20_Organon">- ex- und </text:p>
        <text:p text:style-name="Textkörper_20_Einrückung_20_Organon">- importiert werden</text:p>
        <text:p text:style-name="Textkörper_20_Einrückung_20_Organon"/>
        <text:p text:style-name="Textkörper_20_Einrückung_20_Organon">Bei Auswahl eines Ordners oder einer Datei springt Organon an die entsprechende Textstelle <text:span text:style-name="T1">und zeigt seine Tags.</text:span></text:p>
        <text:p text:style-name="P1">Bei der Anzeige von geöffneten Ordnern werden Baumansicht und Seitenleiste mit der Bewegung im Dokument synchronisier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65" meta:character-count="443" meta:non-whitespace-character-count="385"/>
    <dc:date>2014-07-09T11:45:24.193000000</dc:date>
    <meta:editing-duration>P0D</meta:editing-duration>
    <meta:editing-cycles>1</meta:editing-cycles>
    <meta:generator>LibreOffice/4.2.5.2$Windows_x86 LibreOffice_project/61cb170a04bb1f12e77c884eab9192be736ec5f5</meta:generator>
  </office:meta>
</office:document-meta>
</file>